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758F0000554F283AC70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4.249cm" style:rel-column-width="16383*"/>
    </style:style>
    <style:style style:name="Таблица1.D" style:family="table-column">
      <style:table-column-properties style:column-width="4.251cm" style:rel-column-width="16386*"/>
    </style:style>
    <style:style style:name="Таблица1.A1" style:family="table-cell">
      <style:table-cell-properties fo:padding="0.097cm" fo:border-left="0.002cm solid #000000" fo:border-right="none" fo:border-top="0.002cm solid #000000" fo:border-bottom="0.002cm solid #000000"/>
    </style:style>
    <style:style style:name="Таблица1.D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style:line-height-at-least="0.582cm" fo:widows="1" fo:text-indent="0cm" style:auto-text-indent="false"/>
    </style:style>
    <style:style style:name="P2"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bold" style:font-size-asian="12pt" style:font-weight-asian="bold" style:font-size-complex="12pt" style:font-weight-complex="bold"/>
    </style:style>
    <style:style style:name="P3" style:family="paragraph" style:parent-style-name="Text_20_body">
      <style:paragraph-properties fo:margin-left="0cm" fo:margin-right="0cm" fo:line-height="100%" fo:widows="1"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style:line-height-at-least="0.582cm" fo:widows="1" fo:text-indent="0cm" style:auto-text-indent="false"/>
      <style:text-properties fo:language="ru" fo:country="RU"/>
    </style:style>
    <style:style style:name="P5" style:family="paragraph" style:parent-style-name="Text_20_body">
      <style:paragraph-properties fo:margin-left="0cm" fo:margin-right="0cm" style:line-height-at-least="0.582cm" fo:widows="1" fo:text-indent="0cm" style:auto-text-indent="false"/>
      <style:text-properties fo:language="ru" fo:country="RU" fo:font-weight="bold" style:font-weight-asian="bold" style:font-weight-complex="bold"/>
    </style:style>
    <style:style style:name="P6" style:family="paragraph" style:parent-style-name="Text_20_body">
      <style:paragraph-properties fo:margin-left="0cm" fo:margin-right="0cm" fo:margin-top="0cm" fo:margin-bottom="0cm" fo:line-height="100%" fo:widows="1" fo:text-indent="0cm" style:auto-text-indent="false" fo:padding="0cm" fo:border="none"/>
    </style:style>
    <style:style style:name="P7" style:family="paragraph" style:parent-style-name="Standard">
      <style:paragraph-properties fo:margin-left="0cm" fo:margin-right="0cm" fo:line-height="100%" fo:widows="1" fo:text-indent="0cm" style:auto-text-indent="false"/>
      <style:text-properties style:font-name="Times New Roman" fo:font-size="12pt" style:font-size-asian="12pt" style:font-size-complex="12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fo:background-color="#ff0000">
        <style:background-image/>
      </style:paragraph-properties>
      <style:text-properties fo:language="en" fo:country="US"/>
    </style:style>
    <style:style style:name="P10" style:family="paragraph" style:parent-style-name="Table_20_Contents">
      <style:paragraph-properties fo:text-align="center" style:justify-single-word="false" fo:background-color="#23ff23">
        <style:background-image/>
      </style:paragraph-properties>
      <style:text-properties fo:language="en" fo:country="US"/>
    </style:style>
    <style:style style:name="P11" style:family="paragraph" style:parent-style-name="Standard">
      <style:paragraph-properties fo:line-height="100%"/>
    </style:style>
    <style:style style:name="P12" style:family="paragraph" style:parent-style-name="Heading_20_4">
      <style:paragraph-properties fo:margin-left="0cm" fo:margin-right="0cm" fo:line-height="100%" fo:widows="1" fo:text-indent="0cm"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13" style:family="paragraph" style:parent-style-name="Standard">
      <style:paragraph-properties fo:margin-left="0cm" fo:margin-right="0cm" fo:line-height="100%" fo:widows="1" fo:text-indent="0cm" style:auto-text-indent="false"/>
      <style:text-properties fo:font-variant="normal" fo:text-transform="none" fo:color="#252525" style:font-name="Times New Roman" fo:font-size="12pt" fo:letter-spacing="normal" fo:language="ru" fo:country="RU" fo:font-style="normal" fo:font-weight="bold" style:font-size-asian="12pt" style:font-size-complex="12pt"/>
    </style:style>
    <style:style style:name="P14" style:family="paragraph" style:parent-style-name="Heading_20_2">
      <style:paragraph-properties fo:margin-left="0cm" fo:margin-right="0cm" fo:line-height="130%" fo:widows="1" fo:text-indent="0cm" style:auto-text-indent="false"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5" style:family="paragraph" style:parent-style-name="Text_20_body" style:list-style-name="L1">
      <style:paragraph-properties fo:margin-left="0cm" fo:margin-right="0cm" fo:margin-top="0cm" fo:margin-bottom="0cm" fo:line-height="100%" fo:widows="1" fo:text-indent="0cm" style:auto-text-indent="false" fo:padding="0cm" fo:border="none"/>
    </style:style>
    <style:style style:name="P16" style:family="paragraph" style:parent-style-name="Text_20_body" style:list-style-name="L4">
      <style:paragraph-properties fo:margin-left="0cm" fo:margin-right="0cm" fo:margin-top="0cm" fo:margin-bottom="0cm" fo:line-height="100%" fo:widows="1" fo:text-indent="0cm" style:auto-text-indent="false" fo:padding="0cm" fo:border="none"/>
    </style:style>
    <style:style style:name="P17" style:family="paragraph" style:parent-style-name="Text_20_body">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18" style:family="paragraph" style:parent-style-name="Text_20_body" style:list-style-name="L1">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19" style:family="paragraph" style:parent-style-name="Text_20_body" style:list-style-name="L2">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20" style:family="paragraph" style:parent-style-name="Text_20_body" style:list-style-name="L3">
      <style:paragraph-properties fo:margin-left="0cm" fo:margin-right="0cm" fo:margin-top="0cm" fo:margin-bottom="0cm" fo:line-height="100%"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21" style:family="paragraph" style:parent-style-name="Text_20_body" style:list-style-name="L5">
      <style:paragraph-properties fo:margin-left="0cm" fo:margin-right="0cm" fo:margin-top="0cm" fo:margin-bottom="0cm"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22" style:family="paragraph" style:parent-style-name="Text_20_body" style:list-style-name="L6">
      <style:paragraph-properties fo:margin-left="0cm" fo:margin-right="0cm" fo:margin-top="0cm" fo:margin-bottom="0cm" fo:widows="1" fo:text-indent="0cm" style:auto-text-indent="false"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cm" fo:line-height="100%" fo:widows="1" fo:text-indent="0cm" style:auto-text-indent="false" fo:padding="0cm" fo:border="none"/>
      <style:text-properties fo:font-variant="normal" fo:text-transform="none" fo:color="#252525" style:text-line-through-style="none" style:font-name="Times New Roman" fo:font-size="12pt" fo:letter-spacing="normal" fo:font-style="normal" style:text-underline-style="none" fo:font-weight="normal" style:text-blinking="false" style:font-size-asian="12pt" style:font-size-complex="12pt"/>
    </style:style>
    <style:style style:name="P24" style:family="paragraph" style:parent-style-name="Text_20_body" style:list-style-name="L5">
      <style:paragraph-properties fo:margin-left="0cm" fo:margin-right="0cm" fo:margin-top="0cm" fo:margin-bottom="0cm" fo:widows="1" fo:text-indent="0cm" style:auto-text-indent="false" fo:padding="0cm" fo:border="none"/>
    </style:style>
    <style:style style:name="P25"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26"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language="en" fo:country="US" fo:font-style="normal" fo:font-weight="normal" style:font-size-asian="12pt" style:font-size-complex="12pt"/>
    </style:style>
    <style:style style:name="P27" style:family="paragraph" style:parent-style-name="Text_20_body">
      <style:paragraph-properties fo:margin-left="0cm" fo:margin-right="0cm" style:line-height-at-least="0.582cm" fo:text-align="center" style:justify-single-word="false" fo:widows="1" fo:text-indent="0cm" style:auto-text-indent="false"/>
      <style:text-properties fo:font-variant="normal" fo:text-transform="none" fo:color="#252525" style:font-name="Times New Roman" fo:font-size="12pt" fo:letter-spacing="normal" fo:language="en" fo:country="US" fo:font-style="italic" fo:font-weight="normal" style:font-size-asian="12pt" style:font-style-asian="italic" style:font-size-complex="12pt" style:font-style-complex="italic"/>
    </style:style>
    <style:style style:name="P28"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language="ru" fo:country="RU" fo:font-style="normal" fo:font-weight="normal" style:font-size-asian="12pt" style:font-size-complex="12pt"/>
    </style:style>
    <style:style style:name="P29" style:family="paragraph" style:parent-style-name="Text_20_body">
      <style:paragraph-properties fo:margin-left="0cm" fo:margin-right="0cm" style:line-height-at-least="0.582cm" fo:widows="1" fo:text-indent="0cm" style:auto-text-indent="false"/>
      <style:text-properties fo:font-variant="normal" fo:text-transform="none" fo:color="#252525"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P30" style:family="paragraph" style:parent-style-name="Text_20_body">
      <style:paragraph-properties fo:margin-left="0cm" fo:margin-right="0cm" style:line-height-at-least="0.582cm" fo:widows="1" fo:text-indent="0cm" style:auto-text-indent="false"/>
      <style:text-properties fo:font-variant="normal" fo:text-transform="none" fo:color="#555555" style:font-name="Times New Roman" fo:font-size="12pt" fo:letter-spacing="normal" fo:font-style="normal" fo:font-weight="normal" style:font-size-asian="12pt" style:font-size-complex="12pt"/>
    </style:style>
    <style:style style:name="P31" style:family="paragraph" style:parent-style-name="Text_20_body" style:list-style-name="L5">
      <style:paragraph-properties fo:margin-top="0cm" fo:margin-bottom="0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2" style:family="paragraph" style:parent-style-name="Text_20_body" style:list-style-name="L6">
      <style:paragraph-properties fo:margin-top="0cm" fo:margin-bottom="0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33" style:family="paragraph" style:parent-style-name="Text_20_body" style:list-style-name="L6">
      <style:paragraph-properties fo:margin-top="0cm" fo:margin-bottom="0cm" fo:widows="1" fo:padding="0cm" fo:border="none"/>
    </style:style>
    <style:style style:name="T1" style:family="text">
      <style:text-properties fo:font-variant="normal" fo:text-transform="none" fo:color="#252525" style:text-line-through-style="none" fo:letter-spacing="normal" fo:font-style="normal" style:text-underline-style="none" fo:font-weight="normal" style:text-blinking="false"/>
    </style:style>
    <style:style style:name="T2" style:family="text">
      <style:text-properties fo:font-variant="normal" fo:text-transform="none" fo:color="#252525" style:text-line-through-style="none" style:font-name="Times New Roman"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252525" style:text-line-through-style="none" style:font-name="Times New Roman" fo:font-size="12pt" fo:letter-spacing="normal" fo:font-style="normal" style:text-underline-style="none" fo:font-weight="bold" style:text-blinking="false" style:font-size-asian="12pt" style:font-size-complex="12pt"/>
    </style:style>
    <style:style style:name="T4" style:family="text">
      <style:text-properties fo:font-variant="normal" fo:text-transform="none" fo:color="#252525" style:text-line-through-style="none" style:font-name="Times New Roman" fo:font-size="12pt" fo:letter-spacing="normal" fo:language="ru" fo:country="RU" fo:font-style="normal" style:text-underline-style="none" fo:font-weight="normal" style:text-blinking="false" style:font-size-asian="12pt" style:font-size-complex="12pt"/>
    </style:style>
    <style:style style:name="T5" style:family="text">
      <style:text-properties fo:font-variant="normal" fo:text-transform="none" fo:color="#252525"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T6" style:family="text">
      <style:text-properties fo:font-variant="normal" fo:text-transform="none" fo:color="#252525" fo:letter-spacing="normal" fo:font-style="normal" fo:font-weight="bold"/>
    </style:style>
    <style:style style:name="T7" style:family="text">
      <style:text-properties fo:font-variant="normal" fo:text-transform="none" fo:color="#252525" fo:letter-spacing="normal" fo:font-style="normal" fo:font-weight="normal"/>
    </style:style>
    <style:style style:name="T8" style:family="text">
      <style:text-properties fo:font-variant="normal" fo:text-transform="none" fo:color="#252525" style:font-name="Times New Roman" fo:font-size="12pt" fo:letter-spacing="normal" fo:font-style="normal" fo:font-weight="normal" style:font-size-asian="12pt" style:font-size-complex="12pt"/>
    </style:style>
    <style:style style:name="T9" style:family="text">
      <style:text-properties fo:font-variant="normal" fo:text-transform="none" fo:color="#252525" style:font-name="Times New Roman" fo:font-size="12pt" fo:letter-spacing="normal" fo:font-style="normal" fo:font-weight="normal" style:font-size-asian="12pt" style:font-style-asian="normal" style:font-size-complex="12pt" style:font-style-complex="normal"/>
    </style:style>
    <style:style style:name="T10" style:family="text">
      <style:text-properties fo:font-variant="normal" fo:text-transform="none" fo:color="#252525" style:font-name="Times New Roman" fo:font-size="12pt" fo:letter-spacing="normal" fo:font-style="normal" fo:font-weight="bold" style:font-size-asian="12pt" style:font-size-complex="12pt"/>
    </style:style>
    <style:style style:name="T11" style:family="text">
      <style:text-properties fo:font-variant="normal" fo:text-transform="none" fo:color="#252525" style:font-name="Times New Roman" fo:font-size="12pt" fo:letter-spacing="normal" fo:font-style="normal" style:font-size-asian="12pt" style:font-size-complex="12pt"/>
    </style:style>
    <style:style style:name="T12" style:family="text">
      <style:text-properties fo:font-variant="normal" fo:text-transform="none" fo:color="#252525" style:font-name="Times New Roman" fo:font-size="12pt" fo:letter-spacing="normal" fo:language="en" fo:country="US" fo:font-style="normal" fo:font-weight="normal" style:font-size-asian="12pt" style:font-size-complex="12pt"/>
    </style:style>
    <style:style style:name="T13" style:family="text">
      <style:text-properties fo:font-variant="normal" fo:text-transform="none" fo:color="#252525" style:font-name="Times New Roman" fo:font-size="12pt" fo:letter-spacing="normal" fo:language="en" fo:country="US" fo:font-style="normal" fo:font-weight="normal" style:font-size-asian="12pt" style:font-style-asian="normal" style:font-size-complex="12pt" style:font-style-complex="normal"/>
    </style:style>
    <style:style style:name="T14" style:family="text">
      <style:text-properties fo:font-variant="normal" fo:text-transform="none" fo:color="#252525" style:font-name="Times New Roman" fo:font-size="12pt" fo:letter-spacing="normal" fo:language="en" fo:country="US" fo:font-style="normal" style:font-size-asian="12pt" style:font-size-complex="12pt"/>
    </style:style>
    <style:style style:name="T15" style:family="text">
      <style:text-properties fo:font-variant="normal" fo:text-transform="none" fo:color="#252525" style:font-name="Times New Roman" fo:font-size="12pt" fo:letter-spacing="normal" fo:language="en" fo:country="US" fo:font-style="italic" fo:font-weight="normal" style:font-size-asian="12pt" style:font-style-asian="italic" style:font-size-complex="12pt" style:font-style-complex="italic"/>
    </style:style>
    <style:style style:name="T16" style:family="text">
      <style:text-properties fo:font-variant="normal" fo:text-transform="none" fo:color="#0b0080" style:text-line-through-style="none" style:font-name="Times New Roman"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b0080" style:text-line-through-style="none" fo:letter-spacing="normal" fo:font-style="normal" style:text-underline-style="none" fo:font-weight="normal" style:text-blinking="false"/>
    </style:style>
    <style:style style:name="T18" style:family="text">
      <style:text-properties fo:font-variant="normal" fo:text-transform="none" fo:color="#a55858" style:text-line-through-style="none" style:font-name="Times New Roman" fo:font-size="12pt" fo:letter-spacing="normal" fo:font-style="normal" style:text-underline-style="none" fo:font-weight="normal" style:text-blinking="false" style:font-size-asian="12pt" style:font-size-complex="12pt"/>
    </style:style>
    <style:style style:name="T19"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Кеши.</text:p>
      <text:p text:style-name="P13"/>
      <text:p text:style-name="P7"><text:span text:style-name="T6">Кэш</text:span><text:span text:style-name="T7">— промежуточный </text:span><text:span text:style-name="T17">буфер</text:span><text:span text:style-name="T1"> </text:span><text:span text:style-name="T7">с быстрым доступом, содержащий информацию, которая может быть запрошена с наибольшей вероятностью. Доступ к данным в кэше осуществляется быстрее, чем выборка исходных данных из более медленной памяти или удаленного источника, однако её объём существенно ограничен по сравнению с хранилищем исходных данных.</text:span> </text:p>
      <text:p text:style-name="P7"/>
      <text:h text:style-name="P12" text:outline-level="4"><text:bookmark text:name=".D0.A3.D1.80.D0.BE.D0.B2.D0.BD.D0.B8_.D0.BA.D1.8D.D1.88.D0.B0"/>Уровни кэша</text:h>
      <text:p text:style-name="P3"><text:span text:style-name="T7">Кэш центрального процессора разделён на несколько уровней. Максимальное количество кэшей — четыре. В универсальном </text:span><text:span text:style-name="T17">процессоре </text:span><text:span text:style-name="T7">в настоящее время число уровней может достигать трёх. Кэш-память уровня N+1, как правило, больше по размеру и медленнее по скорости доступа и передаче данных, чем кэш-память уровня N.</text:span></text:p>
      <text:list xml:id="list5741698074137652227" text:style-name="L1">
        <text:list-item>
          <text:p text:style-name="P15"><text:span text:style-name="T8">Самым быстрым является кэш первого уровня — L1 cache (level 1 cache). По сути, она является неотъемлемой частью процессора, поскольку расположена на одном с ним кристалле и входит в состав функциональных блоков. В современных процессорах обычно L1 разделен на два кэша — кэш команд (инструкций) и кэш данных (</text:span><text:span text:style-name="T16">Гарвардская архитектура</text:span><text:span text:style-name="T8">). Большинство процессоров без L1 не могут функционировать. L1 работает на частоте процессора, и, в общем случае, обращение к нему может производиться каждый </text:span><text:span text:style-name="T16">такт</text:span><text:span text:style-name="T8">. Зачастую является возможным выполнять несколько операций чтения/записи одновременно.</text:span></text:p>
          <text:p text:style-name="P18"/>
        </text:list-item>
      </text:list>
      <text:list xml:id="list8489801497676361353" text:style-name="L2">
        <text:list-item>
          <text:p text:style-name="P19">Вторым по быстродействию является кэш второго уровня— L2 cache, который обычно, как и L1, расположен на одном кристалле с процессором. В ранних версиях процессоров L2 реализован в виде отдельного набора микросхем памяти на материнской плате. Объём L2 от 128 кбайт до 1−12 Мбайт. В современных многоядерных процессорах кэш второго уровня, находясь на том же кристалле, является памятью раздельного пользования— при общем объёме кэша в n Мбайт на каждое ядро приходится по n/c Мбайта, где c— количество ядер процессора.</text:p>
          <text:p text:style-name="P19"/>
        </text:list-item>
      </text:list>
      <text:list xml:id="list5982113528431510126" text:style-name="L3">
        <text:list-item>
          <text:p text:style-name="P20">Кэш третьего уровня наименее быстродействующий, но он может быть очень большим— более 24 Мбайт. L3 медленнее предыдущих кэшей, но всё равно значительно быстрее, чем оперативная память. В многопроцессорных системах находится в общем пользовании и предназначен для синхронизации данных различных L2.</text:p>
          <text:p text:style-name="P20"/>
        </text:list-item>
      </text:list>
      <text:list xml:id="list2595583415368240013" text:style-name="L4">
        <text:list-item>
          <text:p text:style-name="P16"><text:span text:style-name="T8">Существует четвёртый уровень кэша, применение которого оправдано только для многопроцессорных высокопроизводительных </text:span><text:span text:style-name="T16">серверов </text:span><text:span text:style-name="T8">и </text:span><text:span text:style-name="T16">мейнфреймов</text:span><text:span text:style-name="T8">. Обычно он реализован отдельной микросхемой.</text:span></text:p>
        </text:list-item>
      </text:list>
      <text:p text:style-name="P17"/>
      <text:p text:style-name="P6"><text:span text:style-name="T10">Когерентность кэша</text:span><text:span text:style-name="T8"> — свойство </text:span><text:a xlink:type="simple" xlink:href="https://ru.wikipedia.org/wiki/Кэш"><text:span text:style-name="T16">кэшей</text:span></text:a><text:span text:style-name="T8">, означающее целостность данных, хранящихся в локальных кэшах для разделяемого ресурса. Когерентность кэшей — частный случай</text:span><text:a xlink:type="simple" xlink:href="https://ru.wikipedia.org/wiki/Когерентность_памяти"><text:span text:style-name="T16">когерентности памяти</text:span></text:a><text:span text:style-name="T2">.</text:span></text:p>
      <text:p text:style-name="P23"/>
      <text:p text:style-name="P6"><text:span text:style-name="T3">Когерентность памяти </text:span><text:span text:style-name="T2">— свойство </text:span><text:span text:style-name="T18">компьютерных систем</text:span><text:span text:style-name="T2">, в которых два или более </text:span><text:span text:style-name="T16">процессора </text:span><text:span text:style-name="T2">или </text:span><text:span text:style-name="T16">ядра </text:span><text:span text:style-name="T2">имеют доступ к </text:span><text:span text:style-name="T16">общей области</text:span><text:span text:style-name="T2"> </text:span><text:span text:style-name="T16">памяти</text:span><text:span text:style-name="T2">.</text:span></text:p>
      <text:p text:style-name="P1"><text:span text:style-name="T8">В</text:span><text:span text:style-name="T18">однопроцессорных </text:span><text:span text:style-name="T8">системах (более строго — в одноядерных) лишь один процессорный узел выполняет всю работу, следовательно, только он один может выполнять чтение и запись определённой области памяти. В результате, когда содержимое ячейки меняется, все последующие операции чтения по данному адресу получат обновлённое значение даже при наличии </text:span><text:span text:style-name="T16">кэширования</text:span><text:span text:style-name="T8">.</text:span></text:p>
      <text:p text:style-name="P1"><text:soft-page-break/><text:span text:style-name="T8">С другой стороны, в </text:span><text:span text:style-name="T16">многопроцессорных </text:span><text:span text:style-name="T8">(</text:span><text:span text:style-name="T16">многоядерных</text:span><text:span text:style-name="T8">) системах несколько процессорных узлов работают одновременно, поэтому возможна ситуация параллельного доступа к одной ячейке памяти. При условии, что ни один из них не меняет значение данной ячейки, они могут сводобно пользоваться ей совместно, кэшируя по своему усмотрению. Но как только один из них обновляет значение ячейки, данные в локальных кэшах других узлов могут оказаться устаревшими. Следовательно, необходим механизм уведомления всех узлов об изменении значения в общей памяти; такой механизм называется </text:span><text:span text:style-name="T18">протоколом когерентности</text:span><text:span text:style-name="T8">. Если подобный протокол применён, то говорят, что система имеет «</text:span><text:span text:style-name="T10">когерентную память</text:span><text:span text:style-name="T8">».</text:span></text:p>
      <text:p text:style-name="P1"><text:span text:style-name="T8">Точная природа и смысл механизма когерентности определяется </text:span><text:span text:style-name="T16">моделью консистентности</text:span><text:span text:style-name="T8">, реализованной в протоколе. Чтобы писать правильные </text:span><text:span text:style-name="T18">параллельные программы</text:span><text:span text:style-name="T8">, программисты должны быть в курсе того, какая именно модель консистентности применена в их системах.</text:span></text:p>
      <text:p text:style-name="P25"/>
      <text:p text:style-name="P2">Когерентность определяет поведение чтений и записей в одно и то же место памяти. Кэш называется когерентным, если выполняются следующие условия:</text:p>
      <text:list xml:id="list5259737135695077795" text:style-name="L5">
        <text:list-item>
          <text:p text:style-name="P24"><text:span text:style-name="T8">Если процессор Р записывает значение в переменную Х, то при следующем считывании Х он должен получить ранее записанное значение, если между записью и чтением Х другой процессор не производил запись в Х. Это условие связано с сохранением </text:span><text:span text:style-name="T16">порядка выполнения программы</text:span><text:span text:style-name="T8">, это должно выполняться и для однопоточной архитектуры.</text:span></text:p>
          <text:p text:style-name="P21"/>
        </text:list-item>
        <text:list-item>
          <text:p text:style-name="P31">Операция чтения Х процессором <draw:frame draw:style-name="fr1" draw:name="Графический объект1" text:anchor-type="as-char" svg:width="0.503cm" svg:height="0.476cm" draw:z-index="0"><draw:image xlink:href="https://upload.wikimedia.org/math/0/1/9/019b577dc46e4eaa56b825ab90fce65f.png" xlink:type="simple" xlink:show="embed" xlink:actuate="onLoad"/><svg:title>P_{1}</svg:title></draw:frame>, следующая после того, как другой процессор <draw:frame draw:style-name="fr1" draw:name="Графический объект2" text:anchor-type="as-char" svg:width="0.529cm" svg:height="0.45cm" draw:z-index="1"><draw:image xlink:href="https://upload.wikimedia.org/math/5/f/5/5f57ab9ed57ef716654939ff1c5ff233.png" xlink:type="simple" xlink:show="embed" xlink:actuate="onLoad"/><svg:title>P_{2}</svg:title></draw:frame>существил запись в Х, должна вернуть записанное значение, если другие процессоры не изменяли Х между двумя операциями. Это условие определяет понятие когерентной видимости памяти.</text:p>
          <text:p text:style-name="P31"/>
        </text:list-item>
        <text:list-item>
          <text:p text:style-name="P31">Записи в одну и ту же ячейку памяти должны быть последовательными. Другими словами, если два процессора записывают в переменную Х два значения: А, затем В — не должно случиться так, чтобы при считывании процессор сначала получал значение В, а затем А.</text:p>
          <text:p text:style-name="P31"/>
        </text:list-item>
      </text:list>
      <text:p text:style-name="P1"><text:span text:style-name="T8">В этих условиях предполагается, что операции чтения и записи происходят мгновенно. Однако этого не происходит на практике из-за </text:span><text:span text:style-name="T16">задержек памяти </text:span><text:span text:style-name="T8">и других особенностей архитектуры. Изменения, сделанные процессором </text:span><text:span text:style-name="T8"><draw:frame draw:style-name="fr1" draw:name="Графический объект3" text:anchor-type="as-char" svg:width="0.503cm" svg:height="0.476cm" draw:z-index="2"><draw:image xlink:href="https://upload.wikimedia.org/math/0/1/9/019b577dc46e4eaa56b825ab90fce65f.png" xlink:type="simple" xlink:show="embed" xlink:actuate="onLoad"/><svg:title>P_{1}</svg:title></draw:frame></text:span><text:span text:style-name="T8">, могут быть не видны процессору </text:span><text:span text:style-name="T8"><draw:frame draw:style-name="fr1" draw:name="Графический объект4" text:anchor-type="as-char" svg:width="0.529cm" svg:height="0.45cm" draw:z-index="3"><draw:image xlink:href="https://upload.wikimedia.org/math/5/f/5/5f57ab9ed57ef716654939ff1c5ff233.png" xlink:type="simple" xlink:show="embed" xlink:actuate="onLoad"/><svg:title>P_{2}</svg:title></draw:frame></text:span><text:span text:style-name="T8">, если чтение произошло через очень маленький промежуток времени после записи. Модель консистентности памяти определяет, когда записанное значение будет видно при чтении из другого потока.</text:span></text:p>
      <text:h text:style-name="P14" text:outline-level="2"><text:bookmark text:name=".D0.9C.D0.B5.D1.85.D0.B0.D0.BD.D0.B8.D0.B7.D0.BC.D1.8B_.D0.BA.D0.BE.D0.B3.D0.B5.D1.80.D0.B5.D0.BD.D1.82.D0.BD.D0.BE.D1.81.D1.82.D0.B8_.D0.BA.D1.8D.D1.88.D0.B5.D0.B9"/>Механизмы когерентности кэшей</text:h>
      <text:list xml:id="list5928082518113492166" text:style-name="L6">
        <text:list-item>
          <text:p text:style-name="P22">Когерентность с использованием справочника (<text:span text:style-name="T19">directory</text:span>). Информация о состоянии блока физической памяти содержится только в одном месте, называемом справочником (физически справочник может быть распределен по узлам системы).</text:p>
          <text:p text:style-name="P22"/>
        </text:list-item>
        <text:list-item>
          <text:p text:style-name="P33"><text:span text:style-name="T8">Когерентность с использованием отслеживания (</text:span><text:span text:style-name="T18">snooping</text:span><text:span text:style-name="T8">). Каждый кэш, который содержит копию данных некоторого блока физической памяти, имеет также соответствующую копию служебной информации о его состоянии. Централизованная система записей отсутствует. Обычно кэши расположены на общей (разделяемой) шине и контроллеры всех кэшей </text:span><text:soft-page-break/><text:span text:style-name="T8">наблюдают за шиной (просматривают ее) для определения того, не содержат ли они копию соответствующего блока.</text:span></text:p>
          <text:p text:style-name="P32"/>
        </text:list-item>
        <text:list-item>
          <text:p text:style-name="P32">Перехват (snarfing). Когда из какого-либо одного кэша данные переписываются в оперативную память, контроллеры остальных получают сигнал об этом изменении ("перехватывают" информацию об изменении данных) и, если необходимо, изменяют соответствующие данные в своих кэшах.</text:p>
          <text:p text:style-name="P32"/>
        </text:list-item>
      </text:list>
      <text:p text:style-name="P25">Системы распределенной разделяемой памяти используют похожие механизмы для поддержания корректности между блоками памяти в слабосвязанных системах.</text:p>
      <text:p text:style-name="P30"/>
      <text:p text:style-name="P1"><text:span text:style-name="T10">Протоколы поддержки когерентности </text:span><text:span text:style-name="T8">отвечают за поддержание корректности данных между всеми кэшами в системе. Протокол поддерживает когерентность памяти согласно выбранной модели. </text:span></text:p>
      <text:p text:style-name="P26"/>
      <text:p text:style-name="P5"><text:span text:style-name="T11">Протокол </text:span><text:span text:style-name="T14">MSI.</text:span></text:p>
      <text:p text:style-name="P4"><text:span text:style-name="T8">В протоколе </text:span><text:span text:style-name="T12">MSI </text:span><text:span text:style-name="T8">каждый блок памяти может иметь одно из трех состояний:</text:span></text:p>
      <text:p text:style-name="P4"><text:span text:style-name="T8"><text:tab/></text:span><text:span text:style-name="T15">MODIFIED – <text:s/></text:span><text:span text:style-name="T9">данные в блоке изменены и не согласуются с данными в основной памяти. Блок в этом состоянии должен будет <text:s/>перезаписать данные в основную память.</text:span></text:p>
      <text:p text:style-name="P4"><text:span text:style-name="T9"><text:tab/></text:span><text:span text:style-name="T15">SHARED</text:span><text:span text:style-name="T13"> – </text:span><text:span text:style-name="T9">данные в блоке не модифицированы. В этом состоянии блок предназначен только для чтения до тех пор, пока остается хотя бы один блок в таком состоянии. </text:span></text:p>
      <text:p text:style-name="P4"><text:span text:style-name="T9"><text:tab/></text:span><text:span text:style-name="T15">INVALID – </text:span><text:span text:style-name="T9">данные в этом блоке невалидны и должны быть записаны из других кэшей или основной памяти.</text:span></text:p>
      <text:p text:style-name="P28"/>
      <text:p text:style-name="P1"><text:span text:style-name="T2">Когда запрос на чтение прибывает в кэш для </text:span><text:span text:style-name="T4">блока</text:span><text:span text:style-name="T2"> в </text:span><text:span text:style-name="T4">состоянии</text:span><text:span text:style-name="T2"> "М" или "S" , кэш </text:span><text:span text:style-name="T4">отдает</text:span><text:span text:style-name="T2"> данные. Если </text:span><text:span text:style-name="T4">блок </text:span><text:span text:style-name="T2">в состоянии "I", </text:span><text:span text:style-name="T4">он</text:span><text:span text:style-name="T2"> должен убедиться, что не</text:span><text:span text:style-name="T4">т этого блока</text:span><text:span text:style-name="T2"> в состоянии "М" в любом другом кэше. Если другой кэш имеет </text:span><text:span text:style-name="T4">блок </text:span><text:span text:style-name="T2">в состоянии "М", то он должен </text:span><text:span text:style-name="T4">з</text:span><text:span text:style-name="T2">аписать данные в </text:span><text:span text:style-name="T4">основную память</text:span><text:span text:style-name="T2"> <text:s/>и перейти </text:span><text:span text:style-name="T4">в</text:span><text:span text:style-name="T2"> </text:span><text:span text:style-name="T4">состояние </text:span><text:span text:style-name="T2">"S" или "</text:span><text:span text:style-name="T5">I</text:span><text:span text:style-name="T2">". После того, как люб</text:span><text:span text:style-name="T4">ой блок </text:span><text:span text:style-name="T2"><text:s/>"М" записывается обратно, кэш получает </text:span><text:span text:style-name="T4">данные</text:span><text:span text:style-name="T2"> либо из резервного хранилища, или другого кэша с </text:span><text:span text:style-name="T4">блоком</text:span><text:span text:style-name="T2"> в состоянии «S». </text:span><text:span text:style-name="T4">Теперь к</text:span><text:span text:style-name="T2">эш может поставлять данные запрашивающей стороне. После подачи данных, блок кэш-памяти находится в состоянии «S».</text:span></text:p>
      <text:p text:style-name="P1"><text:span text:style-name="T2">Когда запрос записи прибывает в кэш для блока в состояни</text:span><text:span text:style-name="T4">и</text:span><text:span text:style-name="T2"> "M", кэш изменяет данные локально. Если </text:span><text:span text:style-name="T4">ячейка</text:span><text:span text:style-name="T2"> находится в состоянии "S", кэш должен уведомить любые другие кэши, которые могут содержать блок в состоянии "S", что они должны </text:span><text:span text:style-name="T4">инвалидировать ячейку</text:span><text:span text:style-name="T2">. Затем данные могут быть изменены локально. Если блок находится в </text:span><text:span text:style-name="T4">состоянии </text:span><text:span text:style-name="T2">"I", кэш должен уведомить любые другие кэши, которые могут содержать блок в "S" или "M" говорится, что они должны </text:span><text:span text:style-name="T4">инвалидировать</text:span><text:span text:style-name="T2"> блок. Если блок находится в друго</text:span><text:span text:style-name="T4">м</text:span><text:span text:style-name="T2"> кэш</text:span><text:span text:style-name="T4">е</text:span><text:span text:style-name="T2"> в состоянии "М", </text:span><text:span text:style-name="T4">то</text:span><text:span text:style-name="T2"> кэш должен либо написать данные в </text:span><text:span text:style-name="T4">основную память</text:span><text:span text:style-name="T2">, </text:span><text:span text:style-name="T4">либо</text:span><text:span text:style-name="T2"> поставить его запрашивающему </text:span><text:span text:style-name="T4">кэшу.</text:span><text:span text:style-name="T2"> Если в этот момент кэш еще не имеют блок на уровне </text:span><text:span text:style-name="T4">кэша</text:span><text:span text:style-name="T2">, блок считывается из </text:span><text:span text:style-name="T4">основной памяти</text:span><text:span text:style-name="T2">, прежде чем изменять в </text:span><text:span text:style-name="T4">памяти </text:span><text:span text:style-name="T2">кэш</text:span><text:span text:style-name="T4">а</text:span><text:span text:style-name="T2">. После модификации </text:span><text:soft-page-break/><text:span text:style-name="T2">данных, блок кэш-памяти находится в состоянии "М".</text:span></text:p>
      <text:p text:style-name="P29"><draw:frame draw:style-name="fr2" draw:name="Графический объект5" text:anchor-type="paragraph" svg:width="16.999cm" svg:height="12.335cm" draw:z-index="4"><draw:image xlink:href="Pictures/200000070000758F0000554F283AC709.svm" xlink:type="simple" xlink:show="embed" xlink:actuate="onLoad"/></draw:frame></text:p>
      <text:p text:style-name="P1"><text:span text:style-name="T2">Для любой данной пары кэшей, разрешенные состояния </text:span><text:span text:style-name="T4">блоков памяти на одной линии</text:span><text:span text:style-name="T2">:</text:span></text:p>
      <text:p text:style-name="P7"/>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8"/>
          </table:table-cell>
          <table:table-cell table:style-name="Таблица1.A1" office:value-type="string">
            <text:p text:style-name="P27">MODIFIED</text:p>
          </table:table-cell>
          <table:table-cell table:style-name="Таблица1.A1" office:value-type="string">
            <text:p text:style-name="P27">SHARED</text:p>
          </table:table-cell>
          <table:table-cell table:style-name="Таблица1.D1" office:value-type="string">
            <text:p text:style-name="P27">INVALID</text:p>
          </table:table-cell>
        </table:table-row>
        <table:table-row>
          <table:table-cell table:style-name="Таблица1.A2" office:value-type="string">
            <text:p text:style-name="P27">MODIFIED</text:p>
          </table:table-cell>
          <table:table-cell table:style-name="Таблица1.A2" office:value-type="string">
            <text:p text:style-name="P9">NO</text:p>
          </table:table-cell>
          <table:table-cell table:style-name="Таблица1.A2" office:value-type="string">
            <text:p text:style-name="P9">NO</text:p>
          </table:table-cell>
          <table:table-cell table:style-name="Таблица1.D2" office:value-type="string">
            <text:p text:style-name="P10">YES</text:p>
          </table:table-cell>
        </table:table-row>
        <table:table-row>
          <table:table-cell table:style-name="Таблица1.A2" office:value-type="string">
            <text:p text:style-name="P27">SHARED</text:p>
          </table:table-cell>
          <table:table-cell table:style-name="Таблица1.A2" office:value-type="string">
            <text:p text:style-name="P9">NO</text:p>
          </table:table-cell>
          <table:table-cell table:style-name="Таблица1.A2" office:value-type="string">
            <text:p text:style-name="P10">YES</text:p>
          </table:table-cell>
          <table:table-cell table:style-name="Таблица1.D2" office:value-type="string">
            <text:p text:style-name="P10">YES</text:p>
          </table:table-cell>
        </table:table-row>
        <table:table-row>
          <table:table-cell table:style-name="Таблица1.A2" office:value-type="string">
            <text:p text:style-name="P27">INVALID</text:p>
          </table:table-cell>
          <table:table-cell table:style-name="Таблица1.A2" office:value-type="string">
            <text:p text:style-name="P10">YES</text:p>
          </table:table-cell>
          <table:table-cell table:style-name="Таблица1.A2" office:value-type="string">
            <text:p text:style-name="P10">YES</text:p>
          </table:table-cell>
          <table:table-cell table:style-name="Таблица1.D2" office:value-type="string">
            <text:p text:style-name="P10">YES</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16S</meta:editing-duration>
    <meta:editing-cycles>4</meta:editing-cycles>
    <meta:generator>OpenOffice.org/3.4.1$Win32 OpenOffice.org_project/341m1$Build-9593</meta:generator>
    <dc:date>2015-05-25T02:51:12.55</dc:date>
    <meta:document-statistic meta:table-count="1" meta:image-count="5" meta:object-count="0" meta:page-count="4" meta:paragraph-count="47" meta:word-count="1213" meta:character-count="8591"/>
    <meta:user-defined meta:name="Info 1"/>
    <meta:user-defined meta:name="Info 2"/>
    <meta:user-defined meta:name="Info 3"/>
    <meta:user-defined meta:name="Info 4"/>
  </office:meta>
</office:document-meta>
</file>